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5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5.3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84cm" fo:min-width="5.01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5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9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5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cm" svg:height="1.4cm" svg:x="1.3cm" svg:y="1.7cm">
          <text:p text:style-name="P1">INICIAR O 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cm" svg:y1="2.4cm" svg:x2="9.8cm" svg:y2="2.5cm">
          <text:p/>
        </draw:line>
        <draw:custom-shape draw:style-name="gr3" draw:text-style-name="P1" draw:layer="layout" svg:width="8.3cm" svg:height="2.3cm" svg:x="9.8cm" svg:y="1.3cm">
          <text:p text:style-name="P1">Saudação</text:p>
          <text:p text:style-name="P1">Bora fazer o download 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1cm" svg:x="15.6cm" svg:y="4.1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1cm" svg:x="8.7cm" svg:y="6.2cm">
          <text:p text:style-name="P1">Nã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cm" svg:y1="3.4cm" svg:x2="10cm" svg:y2="6.2cm">
          <text:p/>
        </draw:line>
        <draw:line draw:style-name="gr2" draw:text-style-name="P2" draw:layer="layout" svg:x1="14cm" svg:y1="3.7cm" svg:x2="15.6cm" svg:y2="4.5cm">
          <text:p/>
        </draw:line>
        <draw:custom-shape draw:style-name="gr5" draw:text-style-name="P1" draw:layer="layout" svg:width="7.8cm" svg:height="3.3cm" svg:x="3.1cm" svg:y="8.5cm">
          <text:p text:style-name="P1">Tentar convencer</text:p>
          <text:p text:style-name="P1">Tem certeza ?</text:p>
          <text:p text:style-name="P1">Bora fazer o down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cm" svg:y1="7.2cm" svg:x2="9.8cm" svg:y2="9.1cm">
          <text:p/>
        </draw:line>
        <draw:custom-shape draw:style-name="gr6" draw:text-style-name="P1" draw:layer="layout" svg:width="6.2cm" svg:height="1cm" svg:x="14cm" svg:y="8.3cm">
          <text:p text:style-name="P1">Enviar o arquivo .pdf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5.1cm" svg:x2="17.5cm" svg:y2="8.4cm">
          <text:p/>
        </draw:line>
        <draw:custom-shape draw:style-name="gr4" draw:text-style-name="P1" draw:layer="layout" svg:width="2.7cm" svg:height="1cm" svg:x="4.7cm" svg:y="14.1cm">
          <text:p text:style-name="P1">Nã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1cm" svg:x="13.1cm" svg:y="13.3cm">
          <text:p text:style-name="P1">SI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cm" svg:y1="11.4cm" svg:x2="13.1cm" svg:y2="13.8cm">
          <text:p/>
        </draw:line>
        <draw:line draw:style-name="gr2" draw:text-style-name="P2" draw:layer="layout" svg:x1="15.9cm" svg:y1="13.4cm" svg:x2="17.2cm" svg:y2="9.3cm">
          <text:p/>
        </draw:line>
        <draw:line draw:style-name="gr2" draw:text-style-name="P2" draw:layer="layout" svg:x1="7cm" svg:y1="11.9cm" svg:x2="6.6cm" svg:y2="14.1cm">
          <text:p/>
        </draw:line>
        <draw:custom-shape draw:style-name="gr7" draw:text-style-name="P1" draw:layer="layout" svg:width="10.3cm" svg:height="1cm" svg:x="1.5cm" svg:y="18.5cm">
          <text:p text:style-name="P1">Enviar o link da playlist do YouTub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cm" svg:y1="15.1cm" svg:x2="6.2cm" svg:y2="18.5cm">
          <text:p/>
        </draw:line>
        <draw:custom-shape draw:style-name="gr8" draw:text-style-name="P1" draw:layer="layout" svg:width="6.2cm" svg:height="1.9cm" svg:x="14.2cm" svg:y="16.4cm">
          <text:p text:style-name="P1">Mensagem de </text:p>
          <text:p text:style-name="P1">encerrament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cm" svg:y1="19.1cm" svg:x2="14.2cm" svg:y2="17.4cm">
          <text:p/>
        </draw:line>
        <draw:line draw:style-name="gr2" draw:text-style-name="P2" draw:layer="layout" svg:x1="19.7cm" svg:y1="9.3cm" svg:x2="19.9cm" svg:y2="16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4T22:25:50.545410552</meta:creation-date>
    <dc:date>2024-10-24T22:34:48.755256446</dc:date>
    <meta:editing-duration>PT8M57S</meta:editing-duration>
    <meta:editing-cycles>3</meta:editing-cycles>
    <meta:generator>LibreOffice/6.4.7.2$Linux_X86_64 LibreOffice_project/40$Build-2</meta:generator>
    <meta:document-statistic meta:object-count="21"/>
  </office:meta>
</office:document-meta>
</file>